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診察">
            <text:p>診察</text:p>
          </table:table-cell>
          <table:table-cell office:value-type="string" office:value="しんさつ">
            <text:p>しんさつ</text:p>
          </table:table-cell>
          <table:table-cell office:value-type="string" office:value="medical examination">
            <text:p>medical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病院で診察してもらったの。">
            <text:p>今日、病院で診察してもらったの。</text:p>
          </table:table-cell>
          <table:table-cell office:value-type="string" office:value="きょう、びょういん で しんさつ して もらった の。">
            <text:p>きょう、びょういん で しんさつ して もらった の。</text:p>
          </table:table-cell>
          <table:table-cell office:value-type="string" office:value="I had a medical exam at the hospital today.">
            <text:p>I had a medical exam at the hospita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縛る">
            <text:p>縛る</text:p>
          </table:table-cell>
          <table:table-cell office:value-type="string" office:value="しばる">
            <text:p>しばる</text:p>
          </table:table-cell>
          <table:table-cell office:value-type="string" office:value="bind, tie">
            <text:p>bind, ti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古新聞をひもで縛ったよ。">
            <text:p>古新聞をひもで縛ったよ。</text:p>
          </table:table-cell>
          <table:table-cell office:value-type="string" office:value="ふるしんぶん を ひも で しばった よ。">
            <text:p>ふるしんぶん を ひも で しばった よ。</text:p>
          </table:table-cell>
          <table:table-cell office:value-type="string" office:value="I tied up the old newspapers with a string.">
            <text:p>I tied up the old newspapers with a st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刻む">
            <text:p>刻む</text:p>
          </table:table-cell>
          <table:table-cell office:value-type="string" office:value="きざむ">
            <text:p>きざむ</text:p>
          </table:table-cell>
          <table:table-cell office:value-type="string" office:value="cut, chop">
            <text:p>cut, ch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玉ねぎを細かく刻んでください。">
            <text:p>玉ねぎを細かく刻んでください。</text:p>
          </table:table-cell>
          <table:table-cell office:value-type="string" office:value="たまねぎ を こまかく きざんで ください。">
            <text:p>たまねぎ を こまかく きざんで ください。</text:p>
          </table:table-cell>
          <table:table-cell office:value-type="string" office:value="Please mince the onion.">
            <text:p>Please mince the o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攻める">
            <text:p>攻める</text:p>
          </table:table-cell>
          <table:table-cell office:value-type="string" office:value="せめる">
            <text:p>せめる</text:p>
          </table:table-cell>
          <table:table-cell office:value-type="string" office:value="make an attack, assault">
            <text:p>make an attack, assau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積極的に攻めたが勝てなかったな。">
            <text:p>彼は積極的に攻めたが勝てなかったな。</text:p>
          </table:table-cell>
          <table:table-cell office:value-type="string" office:value="かれ は せっきょくてきに せめた が かてなかった な。">
            <text:p>かれ は せっきょくてきに せめた が かてなかった な。</text:p>
          </table:table-cell>
          <table:table-cell office:value-type="string" office:value="He put up a good attack but couldn't win.">
            <text:p>He put up a good attack but couldn't w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夢中">
            <text:p>夢中</text:p>
          </table:table-cell>
          <table:table-cell office:value-type="string" office:value="むちゅう">
            <text:p>むちゅう</text:p>
          </table:table-cell>
          <table:table-cell office:value-type="string" office:value="be absorbed, be engrossed">
            <text:p>be absorbed, be engross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うちの子はその本に夢中です。">
            <text:p>うちの子はその本に夢中です。</text:p>
          </table:table-cell>
          <table:table-cell office:value-type="string" office:value="うち の こ は その ほん に むちゅう です。">
            <text:p>うち の こ は その ほん に むちゅう です。</text:p>
          </table:table-cell>
          <table:table-cell office:value-type="string" office:value="Our child is engrossed in that book.">
            <text:p>Our child is engrossed in that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災">
            <text:p>火災</text:p>
          </table:table-cell>
          <table:table-cell office:value-type="string" office:value="かさい">
            <text:p>かさい</text:p>
          </table:table-cell>
          <table:table-cell office:value-type="string" office:value="fire, fire disaster">
            <text:p>fire, fire 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災の原因は放火だそうです。">
            <text:p>火災の原因は放火だそうです。</text:p>
          </table:table-cell>
          <table:table-cell office:value-type="string" office:value="かさい の げんいん は ほうか だ そう です。">
            <text:p>かさい の げんいん は ほうか だ そう です。</text:p>
          </table:table-cell>
          <table:table-cell office:value-type="string" office:value="I heard that arson was the cause of the fire.">
            <text:p>I heard that arson was the cause of the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裸">
            <text:p>裸</text:p>
          </table:table-cell>
          <table:table-cell office:value-type="string" office:value="はだか">
            <text:p>はだか</text:p>
          </table:table-cell>
          <table:table-cell office:value-type="string" office:value="naked body, bareness">
            <text:p>naked body, bar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裸のつきあいをしているよ。">
            <text:p>彼らは裸のつきあいをしているよ。</text:p>
          </table:table-cell>
          <table:table-cell office:value-type="string" office:value="かれら は はだか の つきあい を して いる よ。">
            <text:p>かれら は はだか の つきあい を して いる よ。</text:p>
          </table:table-cell>
          <table:table-cell office:value-type="string" office:value="They have an open relationship.">
            <text:p>They have an open relat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ンネル">
            <text:p>トンネル</text:p>
          </table:table-cell>
          <table:table-cell office:value-type="string" office:value="トンネル">
            <text:p>トンネル</text:p>
          </table:table-cell>
          <table:table-cell office:value-type="string" office:value="tunnel">
            <text:p>tunn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トンネルを抜けると海が見えたよ。">
            <text:p>トンネルを抜けると海が見えたよ。</text:p>
          </table:table-cell>
          <table:table-cell office:value-type="string" office:value="トンネル を ぬける と うみ が みえた よ。">
            <text:p>トンネル を ぬける と うみ が みえた よ。</text:p>
          </table:table-cell>
          <table:table-cell office:value-type="string" office:value="When we came out of the tunnel, we saw the ocean.">
            <text:p>When we came out of the tunnel, we saw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衆">
            <text:p>公衆</text:p>
          </table:table-cell>
          <table:table-cell office:value-type="string" office:value="こうしゅう">
            <text:p>こうしゅう</text:p>
          </table:table-cell>
          <table:table-cell office:value-type="string" office:value="general public, for public use">
            <text:p>general public, for public 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公衆電話を探したの。">
            <text:p>彼は公衆電話を探したの。</text:p>
          </table:table-cell>
          <table:table-cell office:value-type="string" office:value="かれ は こうしゅう でんわ を さがした の。">
            <text:p>かれ は こうしゅう でんわ を さがした の。</text:p>
          </table:table-cell>
          <table:table-cell office:value-type="string" office:value="He looked for a public phone.">
            <text:p>He looked for a public 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列">
            <text:p>行列</text:p>
          </table:table-cell>
          <table:table-cell office:value-type="string" office:value="ぎょうれつ">
            <text:p>ぎょうれつ</text:p>
          </table:table-cell>
          <table:table-cell office:value-type="string" office:value="queue, line">
            <text:p>queue, 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店の前に長い行列ができていますよ。">
            <text:p>店の前に長い行列ができていますよ。</text:p>
          </table:table-cell>
          <table:table-cell office:value-type="string" office:value="みせ の まえ に ながい ぎょうれつ が できて います よ。">
            <text:p>みせ の まえ に ながい ぎょうれつ が できて います よ。</text:p>
          </table:table-cell>
          <table:table-cell office:value-type="string" office:value="There is a long line in front of the shop.">
            <text:p>There is a long line in front of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り言">
            <text:p>独り言</text:p>
          </table:table-cell>
          <table:table-cell office:value-type="string" office:value="ひとりごと">
            <text:p>ひとりごと</text:p>
          </table:table-cell>
          <table:table-cell office:value-type="string" office:value="to talk to oneself">
            <text:p>to talk to one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独り言を言うんだ。">
            <text:p>彼女はいつも独り言を言うんだ。</text:p>
          </table:table-cell>
          <table:table-cell office:value-type="string" office:value="かのじょ は いつも ひとりごと を いう んだ。">
            <text:p>かのじょ は いつも ひとりごと を いう んだ。</text:p>
          </table:table-cell>
          <table:table-cell office:value-type="string" office:value="She's always talking to herself.">
            <text:p>She's always talking to he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皮肉">
            <text:p>皮肉</text:p>
          </table:table-cell>
          <table:table-cell office:value-type="string" office:value="ひにく">
            <text:p>ひにく</text:p>
          </table:table-cell>
          <table:table-cell office:value-type="string" office:value="sarcasm, irony">
            <text:p>sarcasm, ir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皮肉ばかり言います。">
            <text:p>彼は皮肉ばかり言います。</text:p>
          </table:table-cell>
          <table:table-cell office:value-type="string" office:value="かれ は ひにく ばかり いいます。">
            <text:p>かれ は ひにく ばかり いいます。</text:p>
          </table:table-cell>
          <table:table-cell office:value-type="string" office:value="He always says sarcastic things.">
            <text:p>He always says sarcastic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漠">
            <text:p>砂漠</text:p>
          </table:table-cell>
          <table:table-cell office:value-type="string" office:value="さばく">
            <text:p>さばく</text:p>
          </table:table-cell>
          <table:table-cell office:value-type="string" office:value="desert">
            <text:p>des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漠ではほとんど雨が降らないのよ。">
            <text:p>砂漠ではほとんど雨が降らないのよ。</text:p>
          </table:table-cell>
          <table:table-cell office:value-type="string" office:value="さばく では ほとんど あめ が ふらない の よ。">
            <text:p>さばく では ほとんど あめ が ふらない の よ。</text:p>
          </table:table-cell>
          <table:table-cell office:value-type="string" office:value="It hardly rains in the desert.">
            <text:p>It hardly rains in the des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猿">
            <text:p>猿</text:p>
          </table:table-cell>
          <table:table-cell office:value-type="string" office:value="さる">
            <text:p>さる</text:p>
          </table:table-cell>
          <table:table-cell office:value-type="string" office:value="monkey, ape">
            <text:p>monkey, 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山で猿の親子を見ました。">
            <text:p>山で猿の親子を見ました。</text:p>
          </table:table-cell>
          <table:table-cell office:value-type="string" office:value="やま で さる の おやこ を みました。">
            <text:p>やま で さる の おやこ を みました。</text:p>
          </table:table-cell>
          <table:table-cell office:value-type="string" office:value="I saw mother and child monkeys in the mountain.">
            <text:p>I saw mother and child monkeys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">
            <text:p>梅</text:p>
          </table:table-cell>
          <table:table-cell office:value-type="string" office:value="うめ">
            <text:p>うめ</text:p>
          </table:table-cell>
          <table:table-cell office:value-type="string" office:value="plum">
            <text:p>p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梅の花が咲きました。">
            <text:p>梅の花が咲きました。</text:p>
          </table:table-cell>
          <table:table-cell office:value-type="string" office:value="うめ の はな が さきました。">
            <text:p>うめ の はな が さきました。</text:p>
          </table:table-cell>
          <table:table-cell office:value-type="string" office:value="Plum blossoms have bloomed.">
            <text:p>Plum blossoms have bloo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詩人">
            <text:p>詩人</text:p>
          </table:table-cell>
          <table:table-cell office:value-type="string" office:value="しじん">
            <text:p>しじん</text:p>
          </table:table-cell>
          <table:table-cell office:value-type="string" office:value="poet">
            <text:p>po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優れた詩人です。">
            <text:p>彼は優れた詩人です。</text:p>
          </table:table-cell>
          <table:table-cell office:value-type="string" office:value="かれ は すぐれた しじん です。">
            <text:p>かれ は すぐれた しじん です。</text:p>
          </table:table-cell>
          <table:table-cell office:value-type="string" office:value="He is a fine poet.">
            <text:p>He is a fine po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霧">
            <text:p>霧</text:p>
          </table:table-cell>
          <table:table-cell office:value-type="string" office:value="きり">
            <text:p>きり</text:p>
          </table:table-cell>
          <table:table-cell office:value-type="string" office:value="fog, mist">
            <text:p>fog, m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霧の深い夜のことでした。">
            <text:p>霧の深い夜のことでした。</text:p>
          </table:table-cell>
          <table:table-cell office:value-type="string" office:value="きり の ふかい よる の こと でした。">
            <text:p>きり の ふかい よる の こと でした。</text:p>
          </table:table-cell>
          <table:table-cell office:value-type="string" office:value="It was a foggy night.">
            <text:p>It was a foggy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く">
            <text:p>まく</text:p>
          </table:table-cell>
          <table:table-cell office:value-type="string" office:value="まく">
            <text:p>まく</text:p>
          </table:table-cell>
          <table:table-cell office:value-type="string" office:value="sow (seeds)">
            <text:p>sow (see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花の種をまきました。">
            <text:p>庭に花の種をまきました。</text:p>
          </table:table-cell>
          <table:table-cell office:value-type="string" office:value="にわ に はな の たね を まきました。">
            <text:p>にわ に はな の たね を まきました。</text:p>
          </table:table-cell>
          <table:table-cell office:value-type="string" office:value="I sowed some flower seeds in the garden.">
            <text:p>I sowed some flower seeds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王様">
            <text:p>王様</text:p>
          </table:table-cell>
          <table:table-cell office:value-type="string" office:value="おうさま">
            <text:p>おうさま</text:p>
          </table:table-cell>
          <table:table-cell office:value-type="string" office:value="king (polite)">
            <text:p>king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の王様はとても賢い。">
            <text:p>その国の王様はとても賢い。</text:p>
          </table:table-cell>
          <table:table-cell office:value-type="string" office:value="その くに の おうさま は とても かしこい。">
            <text:p>その くに の おうさま は とても かしこい。</text:p>
          </table:table-cell>
          <table:table-cell office:value-type="string" office:value="The king in that country is very wise.">
            <text:p>The king in that country is very w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ドル">
            <text:p>ハンドル</text:p>
          </table:table-cell>
          <table:table-cell office:value-type="string" office:value="ハンドル">
            <text:p>ハンドル</text:p>
          </table:table-cell>
          <table:table-cell office:value-type="string" office:value="steering wheel">
            <text:p>steering w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車は左ハンドルです。">
            <text:p>この車は左ハンドルです。</text:p>
          </table:table-cell>
          <table:table-cell office:value-type="string" office:value="この くるま は ひだり ハンドル です。">
            <text:p>この くるま は ひだり ハンドル です。</text:p>
          </table:table-cell>
          <table:table-cell office:value-type="string" office:value="This car has a steering wheel on the left.">
            <text:p>This car has a steering wheel on the l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遣い">
            <text:p>小遣い</text:p>
          </table:table-cell>
          <table:table-cell office:value-type="string" office:value="こづかい">
            <text:p>こづかい</text:p>
          </table:table-cell>
          <table:table-cell office:value-type="string" office:value="pocket money, allowance">
            <text:p>pocket money, allow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じいちゃんにお小遣いをもらったよ。">
            <text:p>おじいちゃんにお小遣いをもらったよ。</text:p>
          </table:table-cell>
          <table:table-cell office:value-type="string" office:value="おじいちゃん に おこづかい を もらった よ。">
            <text:p>おじいちゃん に おこづかい を もらった よ。</text:p>
          </table:table-cell>
          <table:table-cell office:value-type="string" office:value="My grandpa gave me pocket money.">
            <text:p>My grandpa gave me pocket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屈">
            <text:p>退屈</text:p>
          </table:table-cell>
          <table:table-cell office:value-type="string" office:value="たいくつ">
            <text:p>たいくつ</text:p>
          </table:table-cell>
          <table:table-cell office:value-type="string" office:value="boring, tedious">
            <text:p>boring, ted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校長の退屈な話が続いたんだよ。">
            <text:p>校長の退屈な話が続いたんだよ。</text:p>
          </table:table-cell>
          <table:table-cell office:value-type="string" office:value="こうちょう の たいくつ な はなし が つづいた んだ よ。">
            <text:p>こうちょう の たいくつ な はなし が つづいた んだ よ。</text:p>
          </table:table-cell>
          <table:table-cell office:value-type="string" office:value="The principal continued his boring talk.">
            <text:p>The principal continued his boring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リーム">
            <text:p>クリーム</text:p>
          </table:table-cell>
          <table:table-cell office:value-type="string" office:value="クリーム">
            <text:p>クリーム</text:p>
          </table:table-cell>
          <table:table-cell office:value-type="string" office:value="cream">
            <text:p>c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洗い物をしたあと、手にクリームをぬります。">
            <text:p>私は洗い物をしたあと、手にクリームをぬります。</text:p>
          </table:table-cell>
          <table:table-cell office:value-type="string" office:value="わたし は あらいもの を した あと、て に クリーム を ぬります。">
            <text:p>わたし は あらいもの を した あと、て に クリーム を ぬります。</text:p>
          </table:table-cell>
          <table:table-cell office:value-type="string" office:value="I put on hand cream after doing the dishes.">
            <text:p>I put on hand cream after doing the di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旬">
            <text:p>下旬</text:p>
          </table:table-cell>
          <table:table-cell office:value-type="string" office:value="げじゅん">
            <text:p>げじゅん</text:p>
          </table:table-cell>
          <table:table-cell office:value-type="string" office:value="the last ten days (of a month)">
            <text:p>the last ten days (of a month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は来月の下旬には終わります。">
            <text:p>この仕事は来月の下旬には終わります。</text:p>
          </table:table-cell>
          <table:table-cell office:value-type="string" office:value="この しごと は らいげつ の げじゅん には おわります。">
            <text:p>この しごと は らいげつ の げじゅん には おわります。</text:p>
          </table:table-cell>
          <table:table-cell office:value-type="string" office:value="I'll finish this work at the end of next month.">
            <text:p>I'll finish this work at the end of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劣る">
            <text:p>劣る</text:p>
          </table:table-cell>
          <table:table-cell office:value-type="string" office:value="おとる">
            <text:p>おとる</text:p>
          </table:table-cell>
          <table:table-cell office:value-type="string" office:value="be inferior to, be worse than">
            <text:p>be inferior to, be worse tha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体力では誰にも劣りません。">
            <text:p>私は体力では誰にも劣りません。</text:p>
          </table:table-cell>
          <table:table-cell office:value-type="string" office:value="わたし は たいりょく では だれ にも おとりません。">
            <text:p>わたし は たいりょく では だれ にも おとりません。</text:p>
          </table:table-cell>
          <table:table-cell office:value-type="string" office:value="My physical strength is second to none.">
            <text:p>My physical strength is second to n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娯楽">
            <text:p>娯楽</text:p>
          </table:table-cell>
          <table:table-cell office:value-type="string" office:value="ごらく">
            <text:p>ごらく</text:p>
          </table:table-cell>
          <table:table-cell office:value-type="string" office:value="amusement, pastime">
            <text:p>amusement, pas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は彼のいちばんの娯楽です。">
            <text:p>テレビは彼のいちばんの娯楽です。</text:p>
          </table:table-cell>
          <table:table-cell office:value-type="string" office:value="テレビ は かれ の いちばん の ごらく です。">
            <text:p>テレビ は かれ の いちばん の ごらく です。</text:p>
          </table:table-cell>
          <table:table-cell office:value-type="string" office:value="Watching TV is his favorite pastime.">
            <text:p>Watching TV is his favorite pas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らない">
            <text:p>たまらない</text:p>
          </table:table-cell>
          <table:table-cell office:value-type="string" office:value="たまらない">
            <text:p>たまらない</text:p>
          </table:table-cell>
          <table:table-cell office:value-type="string" office:value="can't stand, unbearable, irresistible">
            <text:p>can't stand, unbearable, irresisti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頭が痛くてたまらない。">
            <text:p>頭が痛くてたまらない。</text:p>
          </table:table-cell>
          <table:table-cell office:value-type="string" office:value="あたま が いたくて たまらない。">
            <text:p>あたま が いたくて たまらない。</text:p>
          </table:table-cell>
          <table:table-cell office:value-type="string" office:value="I have an unbearable headache.">
            <text:p>I have an unbearable headach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テラン">
            <text:p>ベテラン</text:p>
          </table:table-cell>
          <table:table-cell office:value-type="string" office:value="ベテラン">
            <text:p>ベテラン</text:p>
          </table:table-cell>
          <table:table-cell office:value-type="string" office:value="experienced person, veteran">
            <text:p>experienced person, veter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ベテランの運転手です。">
            <text:p>彼はベテランの運転手です。</text:p>
          </table:table-cell>
          <table:table-cell office:value-type="string" office:value="かれ は ベテラン の うんてんしゅ です。">
            <text:p>かれ は ベテラン の うんてんしゅ です。</text:p>
          </table:table-cell>
          <table:table-cell office:value-type="string" office:value="He's an experienced driver.">
            <text:p>He's an experienced d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上げる">
            <text:p>見上げる</text:p>
          </table:table-cell>
          <table:table-cell office:value-type="string" office:value="みあげる">
            <text:p>みあげる</text:p>
          </table:table-cell>
          <table:table-cell office:value-type="string" office:value="look up">
            <text:p>look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空を見上げたの。">
            <text:p>私は空を見上げたの。</text:p>
          </table:table-cell>
          <table:table-cell office:value-type="string" office:value="わたし は そら を みあげた の。">
            <text:p>わたし は そら を みあげた の。</text:p>
          </table:table-cell>
          <table:table-cell office:value-type="string" office:value="I looked up at the sky.">
            <text:p>I looked up at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る">
            <text:p>盛る</text:p>
          </table:table-cell>
          <table:table-cell office:value-type="string" office:value="もる">
            <text:p>もる</text:p>
          </table:table-cell>
          <table:table-cell office:value-type="string" office:value="heap up, fill">
            <text:p>heap up, f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客さんがたくさん来るように、店の前に塩を盛りました。">
            <text:p>お客さんがたくさん来るように、店の前に塩を盛りました。</text:p>
          </table:table-cell>
          <table:table-cell office:value-type="string" office:value="おきゃくさん が たくさん くる よう に、みせ の まえ に しお を もりました。">
            <text:p>おきゃくさん が たくさん くる よう に、みせ の まえ に しお を もりました。</text:p>
          </table:table-cell>
          <table:table-cell office:value-type="string" office:value="We made a small heap of salt in front of the shop so that many customers would come.">
            <text:p>We made a small heap of salt in front of the shop so that many customers would come.</text:p>
          </table:table-cell>
          <table:table-cell office:value-type="string" office:value="工事現場に土が盛られています。">
            <text:p>工事現場に土が盛られています。</text:p>
          </table:table-cell>
          <table:table-cell office:value-type="string" office:value="こうじ げんば に つち が もられて います。">
            <text:p>こうじ げんば に つち が もられて います。</text:p>
          </table:table-cell>
          <table:table-cell office:value-type="string" office:value="Dirt has been heaped up at the construction site.">
            <text:p>Dirt has been heaped up at the construction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クリート">
            <text:p>コンクリート</text:p>
          </table:table-cell>
          <table:table-cell office:value-type="string" office:value="コンクリート">
            <text:p>コンクリート</text:p>
          </table:table-cell>
          <table:table-cell office:value-type="string" office:value="concrete">
            <text:p>concre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クリートにひびが入っていますね。">
            <text:p>コンクリートにひびが入っていますね。</text:p>
          </table:table-cell>
          <table:table-cell office:value-type="string" office:value="コンクリート に ひび が はいって います ね。">
            <text:p>コンクリート に ひび が はいって います ね。</text:p>
          </table:table-cell>
          <table:table-cell office:value-type="string" office:value="There's a crack in the concrete.">
            <text:p>There's a crack in the concr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利">
            <text:p>不利</text:p>
          </table:table-cell>
          <table:table-cell office:value-type="string" office:value="ふり">
            <text:p>ふり</text:p>
          </table:table-cell>
          <table:table-cell office:value-type="string" office:value="disadvantage">
            <text:p>disadvantag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今、不利な立場にいます。">
            <text:p>彼は今、不利な立場にいます。</text:p>
          </table:table-cell>
          <table:table-cell office:value-type="string" office:value="かれ は いま、ふり な たちば に います。">
            <text:p>かれ は いま、ふり な たちば に います。</text:p>
          </table:table-cell>
          <table:table-cell office:value-type="string" office:value="He's at a disadvantage now.">
            <text:p>He's at a disadvantag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引">
            <text:p>強引</text:p>
          </table:table-cell>
          <table:table-cell office:value-type="string" office:value="ごういん">
            <text:p>ごういん</text:p>
          </table:table-cell>
          <table:table-cell office:value-type="string" office:value="coercive, persistent">
            <text:p>coercive, persist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友人の強引な誘いを断れませんでした。">
            <text:p>友人の強引な誘いを断れませんでした。</text:p>
          </table:table-cell>
          <table:table-cell office:value-type="string" office:value="ゆうじん の ごういん な さそい を ことわれませんでした。">
            <text:p>ゆうじん の ごういん な さそい を ことわれませんでした。</text:p>
          </table:table-cell>
          <table:table-cell office:value-type="string" office:value="I couldn't decline my friend's persistent offer.">
            <text:p>I couldn't decline my friend's persistent off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ピーチ">
            <text:p>スピーチ</text:p>
          </table:table-cell>
          <table:table-cell office:value-type="string" office:value="スピーチ">
            <text:p>スピーチ</text:p>
          </table:table-cell>
          <table:table-cell office:value-type="string" office:value="speech">
            <text:p>spee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スピーチは素晴らしかった。">
            <text:p>彼のスピーチは素晴らしかった。</text:p>
          </table:table-cell>
          <table:table-cell office:value-type="string" office:value="かれ の スピーチ は すばらしかった。">
            <text:p>かれ の スピーチ は すばらしかった。</text:p>
          </table:table-cell>
          <table:table-cell office:value-type="string" office:value="His speech was excellent.">
            <text:p>His speech was excel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刀">
            <text:p>刀</text:p>
          </table:table-cell>
          <table:table-cell office:value-type="string" office:value="かたな">
            <text:p>かたな</text:p>
          </table:table-cell>
          <table:table-cell office:value-type="string" office:value="sword, blade">
            <text:p>sword, bl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映画で刀を見た。">
            <text:p>日本映画で刀を見た。</text:p>
          </table:table-cell>
          <table:table-cell office:value-type="string" office:value="にほん えいが で かたな を みた。">
            <text:p>にほん えいが で かたな を みた。</text:p>
          </table:table-cell>
          <table:table-cell office:value-type="string" office:value="I saw a sword in a Japanese movie.">
            <text:p>I saw a sword in a Japanes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炭">
            <text:p>石炭</text:p>
          </table:table-cell>
          <table:table-cell office:value-type="string" office:value="せきたん">
            <text:p>せきたん</text:p>
          </table:table-cell>
          <table:table-cell office:value-type="string" office:value="coal">
            <text:p>co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屋に石炭の山があります。">
            <text:p>小屋に石炭の山があります。</text:p>
          </table:table-cell>
          <table:table-cell office:value-type="string" office:value="こや に せきたん の やま が あります。">
            <text:p>こや に せきたん の やま が あります。</text:p>
          </table:table-cell>
          <table:table-cell office:value-type="string" office:value="There is a mountain of coal in the hut.">
            <text:p>There is a mountain of coal in the h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候">
            <text:p>天候</text:p>
          </table:table-cell>
          <table:table-cell office:value-type="string" office:value="てんこう">
            <text:p>てんこう</text:p>
          </table:table-cell>
          <table:table-cell office:value-type="string" office:value="weather">
            <text:p>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天候の変化が激しいですね。">
            <text:p>ここは天候の変化が激しいですね。</text:p>
          </table:table-cell>
          <table:table-cell office:value-type="string" office:value="ここ は てんこう の へんか が はげしい です ね。">
            <text:p>ここ は てんこう の へんか が はげしい です ね。</text:p>
          </table:table-cell>
          <table:table-cell office:value-type="string" office:value="The weather here changes a lot.">
            <text:p>The weather here change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山">
            <text:p>登山</text:p>
          </table:table-cell>
          <table:table-cell office:value-type="string" office:value="とざん">
            <text:p>とざん</text:p>
          </table:table-cell>
          <table:table-cell office:value-type="string" office:value="mountain climbing">
            <text:p>mountain clim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夏休みには家族で登山をします。">
            <text:p>夏休みには家族で登山をします。</text:p>
          </table:table-cell>
          <table:table-cell office:value-type="string" office:value="なつやすみ には かぞく で とざん を します。">
            <text:p>なつやすみ には かぞく で とざん を します。</text:p>
          </table:table-cell>
          <table:table-cell office:value-type="string" office:value="I go mountain climbing with my family during summer vacation.">
            <text:p>I go mountain climbing with my family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世">
            <text:p>中世</text:p>
          </table:table-cell>
          <table:table-cell office:value-type="string" office:value="ちゅうせい">
            <text:p>ちゅうせい</text:p>
          </table:table-cell>
          <table:table-cell office:value-type="string" office:value="Middle Ages, medieval age">
            <text:p>Middle Ages, medieval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中世の音楽が好きです。">
            <text:p>彼女は中世の音楽が好きです。</text:p>
          </table:table-cell>
          <table:table-cell office:value-type="string" office:value="かのじょ は ちゅうせい の おんがく が すき です。">
            <text:p>かのじょ は ちゅうせい の おんがく が すき です。</text:p>
          </table:table-cell>
          <table:table-cell office:value-type="string" office:value="She likes medieval music.">
            <text:p>She likes medieva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音">
            <text:p>騒音</text:p>
          </table:table-cell>
          <table:table-cell office:value-type="string" office:value="そうおん">
            <text:p>そうおん</text:p>
          </table:table-cell>
          <table:table-cell office:value-type="string" office:value="(loud) noise, din">
            <text:p>(loud) noise, d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から車の騒音が入ってきます。">
            <text:p>窓から車の騒音が入ってきます。</text:p>
          </table:table-cell>
          <table:table-cell office:value-type="string" office:value="まど から くるま の そうおん が はいって きます。">
            <text:p>まど から くるま の そうおん が はいって きます。</text:p>
          </table:table-cell>
          <table:table-cell office:value-type="string" office:value="The loud car noise is coming through the window.">
            <text:p>The loud car noise is coming through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奥様">
            <text:p>奥様</text:p>
          </table:table-cell>
          <table:table-cell office:value-type="string" office:value="おくさま">
            <text:p>おくさま</text:p>
          </table:table-cell>
          <table:table-cell office:value-type="string" office:value="married woman, someone's wife">
            <text:p>married woman, someone's 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社長の奥様はきれいな方です。">
            <text:p>社長の奥様はきれいな方です。</text:p>
          </table:table-cell>
          <table:table-cell office:value-type="string" office:value="しゃちょう の おくさま は きれい な かた です。">
            <text:p>しゃちょう の おくさま は きれい な かた です。</text:p>
          </table:table-cell>
          <table:table-cell office:value-type="string" office:value="The president's wife is a beautiful woman.">
            <text:p>The president's wife is a beautiful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岸">
            <text:p>岸</text:p>
          </table:table-cell>
          <table:table-cell office:value-type="string" office:value="きし">
            <text:p>きし</text:p>
          </table:table-cell>
          <table:table-cell office:value-type="string" office:value="shore, bank">
            <text:p>shore, b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船がやっと岸に着いたよ。">
            <text:p>船がやっと岸に着いたよ。</text:p>
          </table:table-cell>
          <table:table-cell office:value-type="string" office:value="ふね が やっと きし に ついた よ。">
            <text:p>ふね が やっと きし に ついた よ。</text:p>
          </table:table-cell>
          <table:table-cell office:value-type="string" office:value="The ship finally reached the shore.">
            <text:p>The ship finally reached the sh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ンチ">
            <text:p>ベンチ</text:p>
          </table:table-cell>
          <table:table-cell office:value-type="string" office:value="ベンチ">
            <text:p>ベンチ</text:p>
          </table:table-cell>
          <table:table-cell office:value-type="string" office:value="bench">
            <text:p>be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ベンチで本を読んでいます。">
            <text:p>公園のベンチで本を読んでいます。</text:p>
          </table:table-cell>
          <table:table-cell office:value-type="string" office:value="こうえん の ベンチ で ほん を よんで います。">
            <text:p>こうえん の ベンチ で ほん を よんで います。</text:p>
          </table:table-cell>
          <table:table-cell office:value-type="string" office:value="I'm reading a book on the park bench.">
            <text:p>I'm reading a book on the park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酸素">
            <text:p>酸素</text:p>
          </table:table-cell>
          <table:table-cell office:value-type="string" office:value="さんそ">
            <text:p>さんそ</text:p>
          </table:table-cell>
          <table:table-cell office:value-type="string" office:value="oxygen">
            <text:p>oxyg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酸素無しでは生きていけない。">
            <text:p>私たちは酸素無しでは生きていけない。</text:p>
          </table:table-cell>
          <table:table-cell office:value-type="string" office:value="わたしたち は さんそ なし では いきて いけない。">
            <text:p>わたしたち は さんそ なし では いきて いけない。</text:p>
          </table:table-cell>
          <table:table-cell office:value-type="string" office:value="We can't live without oxygen.">
            <text:p>We can't live without oxyg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タミン">
            <text:p>ビタミン</text:p>
          </table:table-cell>
          <table:table-cell office:value-type="string" office:value="ビタミン">
            <text:p>ビタミン</text:p>
          </table:table-cell>
          <table:table-cell office:value-type="string" office:value="vitamin">
            <text:p>vitam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タミンを毎日とりましょう。">
            <text:p>ビタミンを毎日とりましょう。</text:p>
          </table:table-cell>
          <table:table-cell office:value-type="string" office:value="ビタミン を まいにち とりましょう。">
            <text:p>ビタミン を まいにち とりましょう。</text:p>
          </table:table-cell>
          <table:table-cell office:value-type="string" office:value="We should take vitamins every day.">
            <text:p>We should take vitamins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鳴らす">
            <text:p>鳴らす</text:p>
          </table:table-cell>
          <table:table-cell office:value-type="string" office:value="ならす">
            <text:p>ならす</text:p>
          </table:table-cell>
          <table:table-cell office:value-type="string" office:value="make a sound with (something)">
            <text:p>make a sound wit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坊さんが鐘を鳴らしていますね。">
            <text:p>お坊さんが鐘を鳴らしていますね。</text:p>
          </table:table-cell>
          <table:table-cell office:value-type="string" office:value="おぼうさん が かね を ならして います ね。">
            <text:p>おぼうさん が かね を ならして います ね。</text:p>
          </table:table-cell>
          <table:table-cell office:value-type="string" office:value="The monk is sounding the bell.">
            <text:p>The monk is sounding the b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る">
            <text:p>たまる</text:p>
          </table:table-cell>
          <table:table-cell office:value-type="string" office:value="たまる">
            <text:p>たまる</text:p>
          </table:table-cell>
          <table:table-cell office:value-type="string" office:value="accumulate, store up">
            <text:p>accumulate, store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ストレスがたまっているの。">
            <text:p>彼はストレスがたまっているの。</text:p>
          </table:table-cell>
          <table:table-cell office:value-type="string" office:value="かれ は ストレス が たまって いる の。">
            <text:p>かれ は ストレス が たまって いる の。</text:p>
          </table:table-cell>
          <table:table-cell office:value-type="string" office:value="He's under a lot of stress.">
            <text:p>He's under a lot of st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友">
            <text:p>親友</text:p>
          </table:table-cell>
          <table:table-cell office:value-type="string" office:value="しんゆう">
            <text:p>しんゆう</text:p>
          </table:table-cell>
          <table:table-cell office:value-type="string" office:value="best friend">
            <text:p>best fri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の親友です。">
            <text:p>彼は私の親友です。</text:p>
          </table:table-cell>
          <table:table-cell office:value-type="string" office:value="かれ は わたし の しんゆう です。">
            <text:p>かれ は わたし の しんゆう です。</text:p>
          </table:table-cell>
          <table:table-cell office:value-type="string" office:value="He is my best friend.">
            <text:p>He is my best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丼">
            <text:p>丼</text:p>
          </table:table-cell>
          <table:table-cell office:value-type="string" office:value="どんぶり">
            <text:p>どんぶり</text:p>
          </table:table-cell>
          <table:table-cell office:value-type="string" office:value="bowl">
            <text:p>bow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ご飯を丼で食べたよ。">
            <text:p>彼はご飯を丼で食べたよ。</text:p>
          </table:table-cell>
          <table:table-cell office:value-type="string" office:value="かれ は ごはん を どんぶり で たべた よ。">
            <text:p>かれ は ごはん を どんぶり で たべた よ。</text:p>
          </table:table-cell>
          <table:table-cell office:value-type="string" office:value="He ate rice in a bowl.">
            <text:p>He ate rice in a 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れ">
            <text:p>切れ</text:p>
          </table:table-cell>
          <table:table-cell office:value-type="string" office:value="きれ">
            <text:p>きれ</text:p>
          </table:table-cell>
          <table:table-cell office:value-type="string" office:value="sharpness">
            <text:p>sharp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包丁は切れが良いな。">
            <text:p>この包丁は切れが良いな。</text:p>
          </table:table-cell>
          <table:table-cell office:value-type="string" office:value="この ほうちょう は きれ が いい な。">
            <text:p>この ほうちょう は きれ が いい な。</text:p>
          </table:table-cell>
          <table:table-cell office:value-type="string" office:value="This kitchen knife cuts well.">
            <text:p>This kitchen knife cut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潰す">
            <text:p>潰す</text:p>
          </table:table-cell>
          <table:table-cell office:value-type="string" office:value="つぶす">
            <text:p>つぶす</text:p>
          </table:table-cell>
          <table:table-cell office:value-type="string" office:value="crush (something)">
            <text:p>crus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ペットボトルは潰して捨てましょう。">
            <text:p>ペットボトルは潰して捨てましょう。</text:p>
          </table:table-cell>
          <table:table-cell office:value-type="string" office:value="ペットボトル は つぶして すてましょう。">
            <text:p>ペットボトル は つぶして すてましょう。</text:p>
          </table:table-cell>
          <table:table-cell office:value-type="string" office:value="Before you throw away plastic bottles, make sure you crush them.">
            <text:p>Before you throw away plastic bottles, make sure you crush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まる">
            <text:p>固まる</text:p>
          </table:table-cell>
          <table:table-cell office:value-type="string" office:value="かたまる">
            <text:p>かたまる</text:p>
          </table:table-cell>
          <table:table-cell office:value-type="string" office:value="harden, solidify">
            <text:p>harden, solidif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プリンは固まったかな。">
            <text:p>もうプリンは固まったかな。</text:p>
          </table:table-cell>
          <table:table-cell office:value-type="string" office:value="もう プリン は かたまった か な。">
            <text:p>もう プリン は かたまった か な。</text:p>
          </table:table-cell>
          <table:table-cell office:value-type="string" office:value="Has the pudding set yet?">
            <text:p>Has the pudding set y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別">
            <text:p>性別</text:p>
          </table:table-cell>
          <table:table-cell office:value-type="string" office:value="せいべつ">
            <text:p>せいべつ</text:p>
          </table:table-cell>
          <table:table-cell office:value-type="string" office:value="gender">
            <text:p>gen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席者を性別で分けてください。">
            <text:p>出席者を性別で分けてください。</text:p>
          </table:table-cell>
          <table:table-cell office:value-type="string" office:value="しゅっせきしゃ を せいべつ で わけて ください。">
            <text:p>しゅっせきしゃ を せいべつ で わけて ください。</text:p>
          </table:table-cell>
          <table:table-cell office:value-type="string" office:value="Please divide the participants by gender.">
            <text:p>Please divide the participants by gen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点数">
            <text:p>点数</text:p>
          </table:table-cell>
          <table:table-cell office:value-type="string" office:value="てんすう">
            <text:p>てんすう</text:p>
          </table:table-cell>
          <table:table-cell office:value-type="string" office:value="point, score">
            <text:p>point, sc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はテストの点数が悪かった。">
            <text:p>今回はテストの点数が悪かった。</text:p>
          </table:table-cell>
          <table:table-cell office:value-type="string" office:value="こんかい は テスト の てんすう が わるかった。">
            <text:p>こんかい は テスト の てんすう が わるかった。</text:p>
          </table:table-cell>
          <table:table-cell office:value-type="string" office:value="My test score this time was bad.">
            <text:p>My test score this time was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題名">
            <text:p>題名</text:p>
          </table:table-cell>
          <table:table-cell office:value-type="string" office:value="だいめい">
            <text:p>だいめい</text:p>
          </table:table-cell>
          <table:table-cell office:value-type="string" office:value="title">
            <text:p>ti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題名は「坊ちゃん」です。">
            <text:p>この本の題名は「坊ちゃん」です。</text:p>
          </table:table-cell>
          <table:table-cell office:value-type="string" office:value="この ほん の だいめい は 「ぼっちゃん」 です。">
            <text:p>この ほん の だいめい は 「ぼっちゃん」 です。</text:p>
          </table:table-cell>
          <table:table-cell office:value-type="string" office:value="The title of this book is &quot;Botchan&quot;.">
            <text:p>The title of this book is "Botchan"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断">
            <text:p>横断</text:p>
          </table:table-cell>
          <table:table-cell office:value-type="string" office:value="おうだん">
            <text:p>おうだん</text:p>
          </table:table-cell>
          <table:table-cell office:value-type="string" office:value="crossing, traversing">
            <text:p>crossing, traver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道路を横断するときは注意して。">
            <text:p>道路を横断するときは注意して。</text:p>
          </table:table-cell>
          <table:table-cell office:value-type="string" office:value="どうろ を おうだん する とき は ちゅういして。">
            <text:p>どうろ を おうだん する とき は ちゅういして。</text:p>
          </table:table-cell>
          <table:table-cell office:value-type="string" office:value="Be careful when crossing the road.">
            <text:p>Be careful when crossing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容器">
            <text:p>容器</text:p>
          </table:table-cell>
          <table:table-cell office:value-type="string" office:value="ようき">
            <text:p>ようき</text:p>
          </table:table-cell>
          <table:table-cell office:value-type="string" office:value="container">
            <text:p>contai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容器のふたはきちんと閉めましょう。">
            <text:p>容器のふたはきちんと閉めましょう。</text:p>
          </table:table-cell>
          <table:table-cell office:value-type="string" office:value="ようき の ふた は きちんと しめましょう。">
            <text:p>ようき の ふた は きちんと しめましょう。</text:p>
          </table:table-cell>
          <table:table-cell office:value-type="string" office:value="Be sure to properly close the container lid.">
            <text:p>Be sure to properly close the container l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酔う">
            <text:p>酔う</text:p>
          </table:table-cell>
          <table:table-cell office:value-type="string" office:value="よう">
            <text:p>よう</text:p>
          </table:table-cell>
          <table:table-cell office:value-type="string" office:value="get drunk, get motion sickness">
            <text:p>get drunk, get motion sickne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かなり酔っていたの。">
            <text:p>みんなかなり酔っていたの。</text:p>
          </table:table-cell>
          <table:table-cell office:value-type="string" office:value="みんな かなり よって いた の。">
            <text:p>みんな かなり よって いた の。</text:p>
          </table:table-cell>
          <table:table-cell office:value-type="string" office:value="Everyone got heavily drunk.">
            <text:p>Everyone got heavily dru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兼ねる">
            <text:p>兼ねる</text:p>
          </table:table-cell>
          <table:table-cell office:value-type="string" office:value="かねる">
            <text:p>かねる</text:p>
          </table:table-cell>
          <table:table-cell office:value-type="string" office:value="serve two functions, combine">
            <text:p>serve two functions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秘書と事務の担当を兼ねています。">
            <text:p>彼女は秘書と事務の担当を兼ねています。</text:p>
          </table:table-cell>
          <table:table-cell office:value-type="string" office:value="かのじょ は ひしょ と じむ の たんとう を かねて います。">
            <text:p>かのじょ は ひしょ と じむ の たんとう を かねて います。</text:p>
          </table:table-cell>
          <table:table-cell office:value-type="string" office:value="She's in charge of both secretarial and clerical work.">
            <text:p>She's in charge of both secretarial and clerical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込む">
            <text:p>思い込む</text:p>
          </table:table-cell>
          <table:table-cell office:value-type="string" office:value="おもいこむ">
            <text:p>おもいこむ</text:p>
          </table:table-cell>
          <table:table-cell office:value-type="string" office:value="assume, believe">
            <text:p>assume, belie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だまされたと思い込んでいるようです。">
            <text:p>彼はだまされたと思い込んでいるようです。</text:p>
          </table:table-cell>
          <table:table-cell office:value-type="string" office:value="かれ は だまされた と おもいこんで いる よう です。">
            <text:p>かれ は だまされた と おもいこんで いる よう です。</text:p>
          </table:table-cell>
          <table:table-cell office:value-type="string" office:value="Apparently he believes that he's been deceived.">
            <text:p>Apparently he believes that he's been dece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じる">
            <text:p>混じる</text:p>
          </table:table-cell>
          <table:table-cell office:value-type="string" office:value="まじる">
            <text:p>まじる</text:p>
          </table:table-cell>
          <table:table-cell office:value-type="string" office:value="be blended, get mixed (distinguishable)">
            <text:p>be blended, get mixed (distinguisha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の声に雑音が混じっていたの。">
            <text:p>電話の声に雑音が混じっていたの。</text:p>
          </table:table-cell>
          <table:table-cell office:value-type="string" office:value="でんわ の こえ に ざつおん が まじって いた の。">
            <text:p>でんわ の こえ に ざつおん が まじって いた の。</text:p>
          </table:table-cell>
          <table:table-cell office:value-type="string" office:value="The voice on the phone was mixed with background noise.">
            <text:p>The voice on the phone was mixed with background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ぎ">
            <text:p>騒ぎ</text:p>
          </table:table-cell>
          <table:table-cell office:value-type="string" office:value="さわぎ">
            <text:p>さわぎ</text:p>
          </table:table-cell>
          <table:table-cell office:value-type="string" office:value="clamor, commotion">
            <text:p>clamor, commo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体何の騒ぎですか。">
            <text:p>一体何の騒ぎですか。</text:p>
          </table:table-cell>
          <table:table-cell office:value-type="string" office:value="いったい なん の さわぎ です か。">
            <text:p>いったい なん の さわぎ です か。</text:p>
          </table:table-cell>
          <table:table-cell office:value-type="string" office:value="What on earth is the commotion?">
            <text:p>What on earth is the commo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す">
            <text:p>差す</text:p>
          </table:table-cell>
          <table:table-cell office:value-type="string" office:value="さす">
            <text:p>さす</text:p>
          </table:table-cell>
          <table:table-cell office:value-type="string" office:value="open (an umbrella)">
            <text:p>open (an umbrella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が降ってきたので傘を差しました。">
            <text:p>雨が降ってきたので傘を差しました。</text:p>
          </table:table-cell>
          <table:table-cell office:value-type="string" office:value="あめ が ふって きた ので かさ を さしました。">
            <text:p>あめ が ふって きた ので かさ を さしました。</text:p>
          </table:table-cell>
          <table:table-cell office:value-type="string" office:value="I opened my umbrella as it started to rain.">
            <text:p>I opened my umbrella as it started to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就く">
            <text:p>就く</text:p>
          </table:table-cell>
          <table:table-cell office:value-type="string" office:value="つく">
            <text:p>つく</text:p>
          </table:table-cell>
          <table:table-cell office:value-type="string" office:value="set about a task, assume (a position)">
            <text:p>set about a task, assume (a positio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年から新しい仕事に就きます。">
            <text:p>今年から新しい仕事に就きます。</text:p>
          </table:table-cell>
          <table:table-cell office:value-type="string" office:value="ことし から あたらしい しごと に つきます。">
            <text:p>ことし から あたらしい しごと に つきます。</text:p>
          </table:table-cell>
          <table:table-cell office:value-type="string" office:value="I'll start a new job this year.">
            <text:p>I'll start a new job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北">
            <text:p>南北</text:p>
          </table:table-cell>
          <table:table-cell office:value-type="string" office:value="なんぼく">
            <text:p>なんぼく</text:p>
          </table:table-cell>
          <table:table-cell office:value-type="string" office:value="north and south">
            <text:p>north and so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北に山が広がっています。">
            <text:p>南北に山が広がっています。</text:p>
          </table:table-cell>
          <table:table-cell office:value-type="string" office:value="なんぼく に やま が ひろがって います。">
            <text:p>なんぼく に やま が ひろがって います。</text:p>
          </table:table-cell>
          <table:table-cell office:value-type="string" office:value="The mountains stretch out to the north and south.">
            <text:p>The mountains stretch out to the north and s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">
            <text:p>筆</text:p>
          </table:table-cell>
          <table:table-cell office:value-type="string" office:value="ふで">
            <text:p>ふで</text:p>
          </table:table-cell>
          <table:table-cell office:value-type="string" office:value="writing brush">
            <text:p>writing bru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筆で手紙を書いたの。">
            <text:p>彼は筆で手紙を書いたの。</text:p>
          </table:table-cell>
          <table:table-cell office:value-type="string" office:value="かれ は ふで で てがみ を かいた の。">
            <text:p>かれ は ふで で てがみ を かいた の。</text:p>
          </table:table-cell>
          <table:table-cell office:value-type="string" office:value="He wrote a letter with a brush.">
            <text:p>He wrote a letter with a br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会">
            <text:p>開会</text:p>
          </table:table-cell>
          <table:table-cell office:value-type="string" office:value="かいかい">
            <text:p>かいかい</text:p>
          </table:table-cell>
          <table:table-cell office:value-type="string" office:value="opening, start (of a meeting etc.)">
            <text:p>opening, start (of a meeting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動会は9時に開会します。">
            <text:p>運動会は9時に開会します。</text:p>
          </table:table-cell>
          <table:table-cell office:value-type="string" office:value="うんどうかい は 9 じ に かいかい します。">
            <text:p>うんどうかい は 9 じ に かいかい します。</text:p>
          </table:table-cell>
          <table:table-cell office:value-type="string" office:value="The sports festival starts at nine o'clock.">
            <text:p>The sports festival starts at nin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餌">
            <text:p>餌</text:p>
          </table:table-cell>
          <table:table-cell office:value-type="string" office:value="えさ">
            <text:p>えさ</text:p>
          </table:table-cell>
          <table:table-cell office:value-type="string" office:value="bait, feed">
            <text:p>bait, f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毎日金魚に餌をやります。">
            <text:p>毎日金魚に餌をやります。</text:p>
          </table:table-cell>
          <table:table-cell office:value-type="string" office:value="まいにち きんぎょ に えさ を やります。">
            <text:p>まいにち きんぎょ に えさ を やります。</text:p>
          </table:table-cell>
          <table:table-cell office:value-type="string" office:value="I feed my goldfish everyday.">
            <text:p>I feed my goldfish every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平">
            <text:p>水平</text:p>
          </table:table-cell>
          <table:table-cell office:value-type="string" office:value="すいへい">
            <text:p>すいへい</text:p>
          </table:table-cell>
          <table:table-cell office:value-type="string" office:value="horizontal, level">
            <text:p>horizontal, leve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棚は水平になっていませんね。">
            <text:p>この棚は水平になっていませんね。</text:p>
          </table:table-cell>
          <table:table-cell office:value-type="string" office:value="この たな は すいへい に なって いません ね。">
            <text:p>この たな は すいへい に なって いません ね。</text:p>
          </table:table-cell>
          <table:table-cell office:value-type="string" office:value="This shelf is not level.">
            <text:p>This shelf is not le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測る">
            <text:p>測る</text:p>
          </table:table-cell>
          <table:table-cell office:value-type="string" office:value="はかる">
            <text:p>はかる</text:p>
          </table:table-cell>
          <table:table-cell office:value-type="string" office:value="measure (length, depth, distance or dimensions)">
            <text:p>measure (length, depth, distance or dimension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ドアの高さを測ってください。">
            <text:p>このドアの高さを測ってください。</text:p>
          </table:table-cell>
          <table:table-cell office:value-type="string" office:value="この ドア の たかさ を はかって ください。">
            <text:p>この ドア の たかさ を はかって ください。</text:p>
          </table:table-cell>
          <table:table-cell office:value-type="string" office:value="Please measure the height of this door.">
            <text:p>Please measure the height of this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東西">
            <text:p>東西</text:p>
          </table:table-cell>
          <table:table-cell office:value-type="string" office:value="とうざい">
            <text:p>とうざい</text:p>
          </table:table-cell>
          <table:table-cell office:value-type="string" office:value="east and west">
            <text:p>east and 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西に大きな道路が通っています。">
            <text:p>東西に大きな道路が通っています。</text:p>
          </table:table-cell>
          <table:table-cell office:value-type="string" office:value="とうざい に おおき な どうろ が とおって います。">
            <text:p>とうざい に おおき な どうろ が とおって います。</text:p>
          </table:table-cell>
          <table:table-cell office:value-type="string" office:value="There's a major road running from east to west.">
            <text:p>There's a major road running from east to 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つける">
            <text:p>ぶつける</text:p>
          </table:table-cell>
          <table:table-cell office:value-type="string" office:value="ぶつける">
            <text:p>ぶつける</text:p>
          </table:table-cell>
          <table:table-cell office:value-type="string" office:value="hit, strike (forcefully)">
            <text:p>hit, strike (forcefull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を壁にぶつけてしまいました。">
            <text:p>車を壁にぶつけてしまいました。</text:p>
          </table:table-cell>
          <table:table-cell office:value-type="string" office:value="くるま を かべ に ぶつけて しまいました。">
            <text:p>くるま を かべ に ぶつけて しまいました。</text:p>
          </table:table-cell>
          <table:table-cell office:value-type="string" office:value="I hit my car against the wall.">
            <text:p>I hit my car against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節">
            <text:p>調節</text:p>
          </table:table-cell>
          <table:table-cell office:value-type="string" office:value="ちょうせつ">
            <text:p>ちょうせつ</text:p>
          </table:table-cell>
          <table:table-cell office:value-type="string" office:value="adjustment">
            <text:p>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部屋の温度が調節できます。">
            <text:p>ここで部屋の温度が調節できます。</text:p>
          </table:table-cell>
          <table:table-cell office:value-type="string" office:value="ここ で へや の おんど が ちょうせつ できます。">
            <text:p>ここ で へや の おんど が ちょうせつ できます。</text:p>
          </table:table-cell>
          <table:table-cell office:value-type="string" office:value="You can adjust the room temperature here.">
            <text:p>You can adjust the room temperatur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官庁">
            <text:p>官庁</text:p>
          </table:table-cell>
          <table:table-cell office:value-type="string" office:value="かんちょう">
            <text:p>かんちょう</text:p>
          </table:table-cell>
          <table:table-cell office:value-type="string" office:value="government office">
            <text:p>government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古い建物は官庁です。">
            <text:p>その古い建物は官庁です。</text:p>
          </table:table-cell>
          <table:table-cell office:value-type="string" office:value="その ふるい たてもの は かんちょう です。">
            <text:p>その ふるい たてもの は かんちょう です。</text:p>
          </table:table-cell>
          <table:table-cell office:value-type="string" office:value="That old building is the government office.">
            <text:p>That old building is the governmen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手">
            <text:p>助手</text:p>
          </table:table-cell>
          <table:table-cell office:value-type="string" office:value="じょしゅ">
            <text:p>じょしゅ</text:p>
          </table:table-cell>
          <table:table-cell office:value-type="string" office:value="assistant">
            <text:p>assist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資料は助手に預けておいてください。">
            <text:p>資料は助手に預けておいてください。</text:p>
          </table:table-cell>
          <table:table-cell office:value-type="string" office:value="しりょう は じょしゅ に あずけて おいて ください。">
            <text:p>しりょう は じょしゅ に あずけて おいて ください。</text:p>
          </table:table-cell>
          <table:table-cell office:value-type="string" office:value="Please give the materials to my assistant.">
            <text:p>Please give the materials to my assis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ラソン">
            <text:p>マラソン</text:p>
          </table:table-cell>
          <table:table-cell office:value-type="string" office:value="マラソン">
            <text:p>マラソン</text:p>
          </table:table-cell>
          <table:table-cell office:value-type="string" office:value="marathon">
            <text:p>marath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マラソンに出場したよ。">
            <text:p>彼はマラソンに出場したよ。</text:p>
          </table:table-cell>
          <table:table-cell office:value-type="string" office:value="かれ は マラソン に しゅつじょうした よ。">
            <text:p>かれ は マラソン に しゅつじょうした よ。</text:p>
          </table:table-cell>
          <table:table-cell office:value-type="string" office:value="He participated in the marathon.">
            <text:p>He participated in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期">
            <text:p>延期</text:p>
          </table:table-cell>
          <table:table-cell office:value-type="string" office:value="えんき">
            <text:p>えんき</text:p>
          </table:table-cell>
          <table:table-cell office:value-type="string" office:value="postponement, deferment">
            <text:p>postponement, defer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動会は雨で延期されました。">
            <text:p>運動会は雨で延期されました。</text:p>
          </table:table-cell>
          <table:table-cell office:value-type="string" office:value="うんどうかい は あめ で えんき されました。">
            <text:p>うんどうかい は あめ で えんき されました。</text:p>
          </table:table-cell>
          <table:table-cell office:value-type="string" office:value="The sports festival has been postponed due to the rain.">
            <text:p>The sports festival has been postponed due to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自">
            <text:p>各自</text:p>
          </table:table-cell>
          <table:table-cell office:value-type="string" office:value="かくじ">
            <text:p>かくじ</text:p>
          </table:table-cell>
          <table:table-cell office:value-type="string" office:value="each one, every individual">
            <text:p>each one, every individ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ごみは各自で持ち帰ってください。">
            <text:p>ごみは各自で持ち帰ってください。</text:p>
          </table:table-cell>
          <table:table-cell office:value-type="string" office:value="ごみ は かくじ で もちかえって ください。">
            <text:p>ごみ は かくじ で もちかえって ください。</text:p>
          </table:table-cell>
          <table:table-cell office:value-type="string" office:value="Please take your own garbage home.">
            <text:p>Please take your own garbag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わる">
            <text:p>教わる</text:p>
          </table:table-cell>
          <table:table-cell office:value-type="string" office:value="おそわる">
            <text:p>おそわる</text:p>
          </table:table-cell>
          <table:table-cell office:value-type="string" office:value="be taught, learn">
            <text:p>be taught, lea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両親から多くを教わりました。">
            <text:p>私は両親から多くを教わりました。</text:p>
          </table:table-cell>
          <table:table-cell office:value-type="string" office:value="わたし は りょうしん から おおく を おそわりました。">
            <text:p>わたし は りょうしん から おおく を おそわりました。</text:p>
          </table:table-cell>
          <table:table-cell office:value-type="string" office:value="I learned a lot from my parents.">
            <text:p>I learned a lot from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人">
            <text:p>商人</text:p>
          </table:table-cell>
          <table:table-cell office:value-type="string" office:value="しょうにん">
            <text:p>しょうにん</text:p>
          </table:table-cell>
          <table:table-cell office:value-type="string" office:value="merchant, trader">
            <text:p>merchant, tra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商人は数字に強いね。">
            <text:p>商人は数字に強いね。</text:p>
          </table:table-cell>
          <table:table-cell office:value-type="string" office:value="しょうにん は すうじ に つよい ね。">
            <text:p>しょうにん は すうじ に つよい ね。</text:p>
          </table:table-cell>
          <table:table-cell office:value-type="string" office:value="Merchants are good with numbers.">
            <text:p>Merchants are good with nu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勘定">
            <text:p>勘定</text:p>
          </table:table-cell>
          <table:table-cell office:value-type="string" office:value="かんじょう">
            <text:p>かんじょう</text:p>
          </table:table-cell>
          <table:table-cell office:value-type="string" office:value="check, count">
            <text:p>check, cou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勘定をしてください。">
            <text:p>お勘定をしてください。</text:p>
          </table:table-cell>
          <table:table-cell office:value-type="string" office:value="お かんじょう を して ください 。">
            <text:p>お かんじょう を して ください 。</text:p>
          </table:table-cell>
          <table:table-cell office:value-type="string" office:value="Can I have the check, please?">
            <text:p>Can I have the check, pleas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接する">
            <text:p>接する</text:p>
          </table:table-cell>
          <table:table-cell office:value-type="string" office:value="せっする">
            <text:p>せっする</text:p>
          </table:table-cell>
          <table:table-cell office:value-type="string" office:value="come in contact, adjoin">
            <text:p>come in contact, adjo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が動物に接するのは良いことです。">
            <text:p>子供が動物に接するのは良いことです。</text:p>
          </table:table-cell>
          <table:table-cell office:value-type="string" office:value="こども が どうぶつ に せっする の は いい こと です。">
            <text:p>こども が どうぶつ に せっする の は いい こと です。</text:p>
          </table:table-cell>
          <table:table-cell office:value-type="string" office:value="It's good for children to have contact with animals.">
            <text:p>It's good for children to have contact with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害">
            <text:p>害</text:p>
          </table:table-cell>
          <table:table-cell office:value-type="string" office:value="がい">
            <text:p>がい</text:p>
          </table:table-cell>
          <table:table-cell office:value-type="string" office:value="harm, damage">
            <text:p>harm, da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酒の飲み過ぎは健康に害があります。">
            <text:p>お酒の飲み過ぎは健康に害があります。</text:p>
          </table:table-cell>
          <table:table-cell office:value-type="string" office:value="おさけ の のみすぎ は けんこう に がい が あります。">
            <text:p>おさけ の のみすぎ は けんこう に がい が あります。</text:p>
          </table:table-cell>
          <table:table-cell office:value-type="string" office:value="Too much drinking damages your health.">
            <text:p>Too much drinking damages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欲">
            <text:p>食欲</text:p>
          </table:table-cell>
          <table:table-cell office:value-type="string" office:value="しょくよく">
            <text:p>しょくよく</text:p>
          </table:table-cell>
          <table:table-cell office:value-type="string" office:value="appetite">
            <text:p>appet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食欲がありません。">
            <text:p>今日は食欲がありません。</text:p>
          </table:table-cell>
          <table:table-cell office:value-type="string" office:value="きょう は しょくよく が ありません。">
            <text:p>きょう は しょくよく が ありません。</text:p>
          </table:table-cell>
          <table:table-cell office:value-type="string" office:value="I have no appetite today.">
            <text:p>I have no appetit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自由">
            <text:p>不自由</text:p>
          </table:table-cell>
          <table:table-cell office:value-type="string" office:value="ふじゆう">
            <text:p>ふじゆう</text:p>
          </table:table-cell>
          <table:table-cell office:value-type="string" office:value="inconvenience, discomfort">
            <text:p>inconvenience, discomf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不自由な暮らしに慣れたようだね。">
            <text:p>彼は不自由な暮らしに慣れたようだね。</text:p>
          </table:table-cell>
          <table:table-cell office:value-type="string" office:value="かれ は ふじゆう な くらし に なれた ようだ ね。">
            <text:p>かれ は ふじゆう な くらし に なれた ようだ ね。</text:p>
          </table:table-cell>
          <table:table-cell office:value-type="string" office:value="It seems that he's gotten used to his restricted lifestyle.">
            <text:p>It seems that he's gotten used to his restricted life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序">
            <text:p>順序</text:p>
          </table:table-cell>
          <table:table-cell office:value-type="string" office:value="じゅんじょ">
            <text:p>じゅんじょ</text:p>
          </table:table-cell>
          <table:table-cell office:value-type="string" office:value="order, sequence">
            <text:p>order, sequ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しい順序で操作してください。">
            <text:p>正しい順序で操作してください。</text:p>
          </table:table-cell>
          <table:table-cell office:value-type="string" office:value="ただしい じゅんじょ で そうさして ください。">
            <text:p>ただしい じゅんじょ で そうさして ください。</text:p>
          </table:table-cell>
          <table:table-cell office:value-type="string" office:value="Please carry out the operation in the correct sequence.">
            <text:p>Please carry out the operation in the correct sequ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目">
            <text:p>役目</text:p>
          </table:table-cell>
          <table:table-cell office:value-type="string" office:value="やくめ">
            <text:p>やくめ</text:p>
          </table:table-cell>
          <table:table-cell office:value-type="string" office:value="duty, role">
            <text:p>duty, r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無事に役目を終えたよ。">
            <text:p>私は無事に役目を終えたよ。</text:p>
          </table:table-cell>
          <table:table-cell office:value-type="string" office:value="わたし は ぶじに やくめ を おえた よ。">
            <text:p>わたし は ぶじに やくめ を おえた よ。</text:p>
          </table:table-cell>
          <table:table-cell office:value-type="string" office:value="I fulfilled my duties without any trouble.">
            <text:p>I fulfilled my duties without any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能">
            <text:p>知能</text:p>
          </table:table-cell>
          <table:table-cell office:value-type="string" office:value="ちのう">
            <text:p>ちのう</text:p>
          </table:table-cell>
          <table:table-cell office:value-type="string" office:value="intelligence, mental capacity">
            <text:p>intelligence, mental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の知能はとても高いそうです。">
            <text:p>あの子の知能はとても高いそうです。</text:p>
          </table:table-cell>
          <table:table-cell office:value-type="string" office:value="あの こ の ちのう は とても たかい そう です。">
            <text:p>あの こ の ちのう は とても たかい そう です。</text:p>
          </table:table-cell>
          <table:table-cell office:value-type="string" office:value="That child is said to be highly intelligent.">
            <text:p>That child is said to be highly intellig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身">
            <text:p>心身</text:p>
          </table:table-cell>
          <table:table-cell office:value-type="string" office:value="しんしん">
            <text:p>しんしん</text:p>
          </table:table-cell>
          <table:table-cell office:value-type="string" office:value="mind and body">
            <text:p>mind and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心身共に疲れていました。">
            <text:p>私は心身共に疲れていました。</text:p>
          </table:table-cell>
          <table:table-cell office:value-type="string" office:value="わたし は しんしん ともに つかれて いました。">
            <text:p>わたし は しんしん ともに つかれて いました。</text:p>
          </table:table-cell>
          <table:table-cell office:value-type="string" office:value="I was tired both mentally and physically.">
            <text:p>I was tired both mentally and phys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日">
            <text:p>一昨日</text:p>
          </table:table-cell>
          <table:table-cell office:value-type="string" office:value="いっさくじつ">
            <text:p>いっさくじつ</text:p>
          </table:table-cell>
          <table:table-cell office:value-type="string" office:value="the day before yesterday (formal)">
            <text:p>the day before yester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昨日、お電話を差し上げました。">
            <text:p>一昨日、お電話を差し上げました。</text:p>
          </table:table-cell>
          <table:table-cell office:value-type="string" office:value="いっさくじつ、おでんわ を さしあげました。">
            <text:p>いっさくじつ、おでんわ を さしあげました。</text:p>
          </table:table-cell>
          <table:table-cell office:value-type="string" office:value="I gave you a call the day before yesterday.">
            <text:p>I gave you a call the day befor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び出す">
            <text:p>呼び出す</text:p>
          </table:table-cell>
          <table:table-cell office:value-type="string" office:value="よびだす">
            <text:p>よびだす</text:p>
          </table:table-cell>
          <table:table-cell office:value-type="string" office:value="call, page">
            <text:p>call, p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が学校に呼び出されたんだ。">
            <text:p>親が学校に呼び出されたんだ。</text:p>
          </table:table-cell>
          <table:table-cell office:value-type="string" office:value="おや が がっこう に よびだされた んだ。">
            <text:p>おや が がっこう に よびだされた んだ。</text:p>
          </table:table-cell>
          <table:table-cell office:value-type="string" office:value="My parents were called in to the school.">
            <text:p>My parents were called in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雑">
            <text:p>混雑</text:p>
          </table:table-cell>
          <table:table-cell office:value-type="string" office:value="こんざつ">
            <text:p>こんざつ</text:p>
          </table:table-cell>
          <table:table-cell office:value-type="string" office:value="congestion, to be crowded">
            <text:p>congestion, to be crowd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デパートが混雑していたよ。">
            <text:p>今日はデパートが混雑していたよ。</text:p>
          </table:table-cell>
          <table:table-cell office:value-type="string" office:value="きょう は デパート が こんざつ して いた よ。">
            <text:p>きょう は デパート が こんざつ して いた よ。</text:p>
          </table:table-cell>
          <table:table-cell office:value-type="string" office:value="The department store was crowded today.">
            <text:p>The department store was crowd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越す">
            <text:p>越す</text:p>
          </table:table-cell>
          <table:table-cell office:value-type="string" office:value="こす">
            <text:p>こす</text:p>
          </table:table-cell>
          <table:table-cell office:value-type="string" office:value="go across, pass">
            <text:p>go across, pa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暑さは峠を越したね。">
            <text:p>暑さは峠を越したね。</text:p>
          </table:table-cell>
          <table:table-cell office:value-type="string" office:value="あつさ は とうげ を こした ね。">
            <text:p>あつさ は とうげ を こした ね。</text:p>
          </table:table-cell>
          <table:table-cell office:value-type="string" office:value="The worst of the heat has passed.">
            <text:p>The worst of the heat has pas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達">
            <text:p>上達</text:p>
          </table:table-cell>
          <table:table-cell office:value-type="string" office:value="じょうたつ">
            <text:p>じょうたつ</text:p>
          </table:table-cell>
          <table:table-cell office:value-type="string" office:value="progress, proficiency">
            <text:p>progress, proficienc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短い時間にずいぶん上達しましたね。">
            <text:p>短い時間にずいぶん上達しましたね。</text:p>
          </table:table-cell>
          <table:table-cell office:value-type="string" office:value="みじかい じかん に ずいぶん じょうたつ しました ね。">
            <text:p>みじかい じかん に ずいぶん じょうたつ しました ね。</text:p>
          </table:table-cell>
          <table:table-cell office:value-type="string" office:value="You've made a great deal of progress in a short time.">
            <text:p>You've made a great deal of progress in a sho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補う">
            <text:p>補う</text:p>
          </table:table-cell>
          <table:table-cell office:value-type="string" office:value="おぎなう">
            <text:p>おぎなう</text:p>
          </table:table-cell>
          <table:table-cell office:value-type="string" office:value="supplement, replenish">
            <text:p>supplement, replen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は水分を十分に補いましょう。">
            <text:p>夏は水分を十分に補いましょう。</text:p>
          </table:table-cell>
          <table:table-cell office:value-type="string" office:value="なつ は すいぶん を じゅうぶんに おぎないましょう。">
            <text:p>なつ は すいぶん を じゅうぶんに おぎないましょう。</text:p>
          </table:table-cell>
          <table:table-cell office:value-type="string" office:value="Make sure you take enough water in the summer.">
            <text:p>Make sure you take enough water in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祝う">
            <text:p>祝う</text:p>
          </table:table-cell>
          <table:table-cell office:value-type="string" office:value="いわう">
            <text:p>いわう</text:p>
          </table:table-cell>
          <table:table-cell office:value-type="string" office:value="celebrate, congratulate">
            <text:p>celebrate, congratu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家族で彼の合格を祝ったよ。">
            <text:p>家族で彼の合格を祝ったよ。</text:p>
          </table:table-cell>
          <table:table-cell office:value-type="string" office:value="かぞく で かれ の ごうかく を いわった よ。">
            <text:p>かぞく で かれ の ごうかく を いわった よ。</text:p>
          </table:table-cell>
          <table:table-cell office:value-type="string" office:value="His whole family celebrated his success in the exam.">
            <text:p>His whole family celebrated his success in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情">
            <text:p>友情</text:p>
          </table:table-cell>
          <table:table-cell office:value-type="string" office:value="ゆうじょう">
            <text:p>ゆうじょう</text:p>
          </table:table-cell>
          <table:table-cell office:value-type="string" office:value="friendship">
            <text:p>friend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強い友情で結ばれているな。">
            <text:p>彼らは強い友情で結ばれているな。</text:p>
          </table:table-cell>
          <table:table-cell office:value-type="string" office:value="かれら は つよい ゆうじょう で むすばれて いる な。">
            <text:p>かれら は つよい ゆうじょう で むすばれて いる な。</text:p>
          </table:table-cell>
          <table:table-cell office:value-type="string" office:value="They have a strong bond of friendship.">
            <text:p>They have a strong bond of friend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解">
            <text:p>分解</text:p>
          </table:table-cell>
          <table:table-cell office:value-type="string" office:value="ぶんかい">
            <text:p>ぶんかい</text:p>
          </table:table-cell>
          <table:table-cell office:value-type="string" office:value="taking apart">
            <text:p>taking apa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機械を分解してみたの。">
            <text:p>機械を分解してみたの。</text:p>
          </table:table-cell>
          <table:table-cell office:value-type="string" office:value="きかい を ぶんかい して みた の。">
            <text:p>きかい を ぶんかい して みた の。</text:p>
          </table:table-cell>
          <table:table-cell office:value-type="string" office:value="I took the machine apart.">
            <text:p>I took the machine ap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害">
            <text:p>公害</text:p>
          </table:table-cell>
          <table:table-cell office:value-type="string" office:value="こうがい">
            <text:p>こうがい</text:p>
          </table:table-cell>
          <table:table-cell office:value-type="string" office:value="(environmental) pollution">
            <text:p>(environmental) poll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公害を減らすよう努力しています。">
            <text:p>私たちは公害を減らすよう努力しています。</text:p>
          </table:table-cell>
          <table:table-cell office:value-type="string" office:value="わたしたち は こうがい を へらす よう どりょくして います。">
            <text:p>わたしたち は こうがい を へらす よう どりょくして います。</text:p>
          </table:table-cell>
          <table:table-cell office:value-type="string" office:value="We're doing our best to decrease pollution.">
            <text:p>We're doing our best to decrease pollu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程">
            <text:p>課程</text:p>
          </table:table-cell>
          <table:table-cell office:value-type="string" office:value="かてい">
            <text:p>かてい</text:p>
          </table:table-cell>
          <table:table-cell office:value-type="string" office:value="course, curriculum">
            <text:p>course, curricu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年生の課程を修了したの。">
            <text:p>一年生の課程を修了したの。</text:p>
          </table:table-cell>
          <table:table-cell office:value-type="string" office:value="いちねんせい の かてい を しゅうりょうした の。">
            <text:p>いちねんせい の かてい を しゅうりょうした の。</text:p>
          </table:table-cell>
          <table:table-cell office:value-type="string" office:value="I completed the first-year curriculum.">
            <text:p>I completed the first-year curricul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程">
            <text:p>課程</text:p>
          </table:table-cell>
          <table:table-cell office:value-type="string" office:value="かてい">
            <text:p>かてい</text:p>
          </table:table-cell>
          <table:table-cell office:value-type="string" office:value="course, curriculum">
            <text:p>course, curricu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年生の課程を修了したの。">
            <text:p>一年生の課程を修了したの。</text:p>
          </table:table-cell>
          <table:table-cell office:value-type="string" office:value="いちねんせい の かてい を しゅうりょうした の。">
            <text:p>いちねんせい の かてい を しゅうりょうした の。</text:p>
          </table:table-cell>
          <table:table-cell office:value-type="string" office:value="I completed the first-year curriculum.">
            <text:p>I completed the first-year curricul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